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5.61pt"/>
    </style:style>
    <style:style style:name="co2" style:family="table-column">
      <style:table-column-properties fo:break-before="auto" style:column-width="82.2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84.61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47.9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 style:data-style-name="N0"/>
    <style:style style:name="ce8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2" style:family="table-cell" style:parent-style-name="Default" style:data-style-name="N99"/>
    <style:style style:name="ce10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4" style:family="table-cell" style:parent-style-name="Default" style:data-style-name="N99">
      <style:table-cell-properties fo:border-bottom="none" fo:border-left="none" fo:border-right="none" fo:border-top="0.06pt solid #000000"/>
    </style:style>
    <style:style style:name="ce15" style:family="table-cell" style:parent-style-name="Default" style:data-style-name="N99">
      <style:table-cell-properties fo:border-bottom="0.06pt solid #000000" fo:border-left="none" fo:border-right="none" fo:border-top="none"/>
    </style:style>
    <style:style style:name="ce2" style:family="table-cell" style:parent-style-name="Default" style:data-style-name="N0">
      <style:table-cell-properties fo:background-color="#9bbb59"/>
    </style:style>
    <style:style style:name="ce4" style:family="table-cell" style:parent-style-name="Default" style:data-style-name="N2">
      <style:table-cell-properties fo:background-color="#9bbb59"/>
    </style:style>
    <style:style style:name="ce5" style:family="table-cell" style:parent-style-name="Default" style:data-style-name="N2"/>
    <style:style style:name="ce9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22"/>
    <style:style style:name="ce7" style:family="table-cell" style:parent-style-name="Default" style:data-style-name="N61"/>
    <style:style style:name="gr1" style:family="graphic">
      <style:graphic-properties draw:stroke="solid" svg:stroke-color="#000000" draw:marker-start="Arrowheads_20_1" draw:marker-start-width="5.67pt" draw:marker-start-center="false" draw:fill="solid" draw:fill-color="#ffffc0" draw:auto-grow-height="false" draw:auto-grow-width="false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_dfs_wg" table:style-name="ta1">
        <table:table-column table:style-name="co1" table:number-columns-repeated="27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98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h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head_tu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miete</text:p>
          </table:table-cell>
          <table:table-cell office:value-type="string" calcext:value-type="string">
            <text:p>heizkost</text:p>
          </table:table-cell>
          <table:table-cell office:value-type="string" calcext:value-type="string">
            <text:p>alleinerz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cnstyr</text:p>
          </table:table-cell>
          <table:table-cell office:value-type="string" calcext:value-type="string">
            <text:p>mietstufe</text:p>
          </table:table-cell>
          <table:table-cell office:value-type="string" calcext:value-type="string">
            <text:p>m_wage</text:p>
          </table:table-cell>
          <table:table-cell office:value-type="string" calcext:value-type="string">
            <text:p>m_pensions</text:p>
          </table:table-cell>
          <table:table-cell office:value-type="string" calcext:value-type="string">
            <text:p>ertragsanteil</text:p>
          </table:table-cell>
          <table:table-cell office:value-type="string" calcext:value-type="string">
            <text:p>m_alg1</text:p>
          </table:table-cell>
          <table:table-cell office:value-type="string" calcext:value-type="string">
            <text:p>m_transfers</text:p>
          </table:table-cell>
          <table:table-cell office:value-type="string" calcext:value-type="string">
            <text:p>uhv</text:p>
          </table:table-cell>
          <table:table-cell office:value-type="string" calcext:value-type="string">
            <text:p>elterngeld</text:p>
          </table:table-cell>
          <table:table-cell office:value-type="string" calcext:value-type="string">
            <text:p>gross_e1</text:p>
          </table:table-cell>
          <table:table-cell office:value-type="string" calcext:value-type="string">
            <text:p>gross_e4</text:p>
          </table:table-cell>
          <table:table-cell office:value-type="string" calcext:value-type="string">
            <text:p>gross_e5</text:p>
          </table:table-cell>
          <table:table-cell office:value-type="string" calcext:value-type="string">
            <text:p>gross_e6</text:p>
          </table:table-cell>
          <table:table-cell office:value-type="string" calcext:value-type="string">
            <text:p>incometax</text:p>
          </table:table-cell>
          <table:table-cell office:value-type="string" calcext:value-type="string">
            <text:p>rvbeit</text:p>
          </table:table-cell>
          <table:table-cell office:value-type="string" calcext:value-type="string">
            <text:p>gkvbeit</text:p>
          </table:table-cell>
          <table:table-cell office:value-type="string" calcext:value-type="string">
            <text:p>handcap_degree</text:p>
          </table:table-cell>
          <table:table-cell office:value-type="string" calcext:value-type="string">
            <text:p>year</text:p>
          </table:table-cell>
          <table:table-cell table:style-name="ce2" office:value-type="string" calcext:value-type="string">
            <text:p>wohngeld_basis_hh</text:p>
          </table:table-cell>
          <table:table-cell/>
          <table:table-cell office:value-type="string" calcext:value-type="string">
            <text:p>wg_abzuege</text:p>
          </table:table-cell>
          <table:table-cell office:value-type="string" calcext:value-type="string">
            <text:p>wg_grossY_otherinc</text:p>
          </table:table-cell>
          <table:table-cell office:value-type="string" calcext:value-type="string">
            <text:p>wginc_tu</text:p>
          </table:table-cell>
          <table:table-cell office:value-type="string" calcext:value-type="string">
            <text:p>wg_incdeduct</text:p>
          </table:table-cell>
          <table:table-cell office:value-type="string" calcext:value-type="string">
            <text:p>wg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x_rent</text:p>
          </table:table-cell>
          <table:table-cell office:value-type="string" calcext:value-type="string">
            <text:p>min_re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table:number-columns-repeated="980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4" table:formula="of:=1.15*([.AO2]-(([.AI2]+([.AJ2]*[.AO2])+([.AK2]*[.AN2]))*[.AN2]))" office:value-type="float" office:value="58.489817777777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ce5" table:formula="of:=([.S2]+[.T2]+[.U2]+[.V2])/12+[.O2]+[.P2]+([.M2]*[.N2])" office:value-type="float" office:value="2166.66666666667" calcext:value-type="float">
            <text:p>2166.67</text:p>
          </table:table-cell>
          <table:table-cell table:style-name="ce5" table:formula="of:=SUM([.$AE$2:.$AE$4])" office:value-type="float" office:value="2166.666666666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table:style-name="ce6" table:formula="of:=MAX((1-[.AD2])*([.AF2]-[.AG2]);0)" office:value-type="float" office:value="1446.6666666666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table:style-name="ce7" office:value-type="float" office:value="0.00038" calcext:value-type="float">
            <office:annotation draw:style-name="gr1" draw:text-style-name="P2" svg:width="91.81pt" svg:height="72pt" svg:x="1505.99pt" svg:y="0pt" draw:caption-point-x="297.92pt" draw:caption-point-y="14.06pt">
              <dc:creator>ES</dc:creator>
              <dc:date>2019-11-20T00:00:00</dc:date>
              <text:p text:style-name="P1"><text:span text:style-name="T1">RS:</text:span></text:p>
              <text:p text:style-name="P1"><text:span text:style-name="T2">WoGG Anlage 1 (zu §19 (1))</text:span></text:p>
              <text:p text:style-name="P1"><text:span text:style-name="T2">- zuletzt geändert durch BGBl Nr.38 vom 08.10.2015, S.1617</text:span></text:p>
              <text:p text:style-name="P1"><text:span text:style-name="T3"/></text:p>
            </office:annotation>
            <text:p>3.80E-04</text:p>
          </table:table-cell>
          <table:table-cell table:style-name="ce7" office:value-type="float" office:value="0.000083" calcext:value-type="float">
            <office:annotation draw:style-name="gr1" draw:text-style-name="P2" svg:width="91.81pt" svg:height="72pt" svg:x="1546.21pt" svg:y="0pt" draw:caption-point-x="303.28pt" draw:caption-point-y="14.06pt">
              <dc:creator>ES</dc:creator>
              <dc:date>2019-11-20T00:00:00</dc:date>
              <text:p text:style-name="P1"><text:span text:style-name="T1">RS:</text:span></text:p>
              <text:p text:style-name="P1"><text:span text:style-name="T2">WoGG Anlage 1 (zu §19 (1))</text:span></text:p>
              <text:p text:style-name="P1"><text:span text:style-name="T2">- zuletzt geändert durch BGBl Nr.38 vom 08.10.2015, S.1617</text:span></text:p>
              <text:p text:style-name="P1"><text:span text:style-name="T3"/></text:p>
            </office:annotation>
            <text:p>8.30E-05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table:style-name="ce6" table:formula="of:=[.AH2]" office:value-type="float" office:value="1446.66666666667" calcext:value-type="float">
            <text:p>1446.7</text:p>
          </table:table-cell>
          <table:table-cell table:formula="of:=MIN(MAX([.F2];[.AM2]);[.AL2])" office:value-type="float" office:value="563" calcext:value-type="float">
            <text:p>563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4" table:formula="of:=1.15*([.AO3]-(([.AI3]+([.AJ3]*[.AO3])+([.AK3]*[.AN3]))*[.AN3]))" office:value-type="float" office:value="58.489817777777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ce5" table:formula="of:=([.S3]+[.T3]+[.U3]+[.V3])/12+[.O3]+[.P3]+([.M3]*[.N3])" office:value-type="float" office:value="0" calcext:value-type="float">
            <text:p>0.00</text:p>
          </table:table-cell>
          <table:table-cell table:style-name="ce5" table:formula="of:=SUM([.$AE$2:.$AE$4])" office:value-type="float" office:value="2166.666666666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table:style-name="ce6" table:formula="of:=MAX((1-[.AD3])*([.AF3]-[.AG3]);0)" office:value-type="float" office:value="1446.6666666666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table:style-name="ce7" office:value-type="float" office:value="0.00038" calcext:value-type="float">
            <office:annotation draw:style-name="gr1" draw:text-style-name="P2" svg:width="91.81pt" svg:height="72pt" svg:x="1505.99pt" svg:y="10.77pt" draw:caption-point-x="297.92pt" draw:caption-point-y="17.09pt">
              <dc:creator>ES</dc:creator>
              <dc:date>2019-11-20T00:00:00</dc:date>
              <text:p text:style-name="P1"><text:span text:style-name="T1">RS:</text:span></text:p>
              <text:p text:style-name="P1"><text:span text:style-name="T2">WoGG Anlage 1 (zu §19 (1))</text:span></text:p>
              <text:p text:style-name="P1"><text:span text:style-name="T2">- zuletzt geändert durch BGBl Nr.38 vom 08.10.2015, S.1617</text:span></text:p>
              <text:p text:style-name="P1"><text:span text:style-name="T3"/></text:p>
            </office:annotation>
            <text:p>3.80E-04</text:p>
          </table:table-cell>
          <table:table-cell table:style-name="ce7" office:value-type="float" office:value="0.000083" calcext:value-type="float">
            <office:annotation draw:style-name="gr1" draw:text-style-name="P2" svg:width="91.81pt" svg:height="72pt" svg:x="1546.21pt" svg:y="10.77pt" draw:caption-point-x="303.28pt" draw:caption-point-y="17.09pt">
              <dc:creator>ES</dc:creator>
              <dc:date>2019-11-20T00:00:00</dc:date>
              <text:p text:style-name="P1"><text:span text:style-name="T1">RS:</text:span></text:p>
              <text:p text:style-name="P1"><text:span text:style-name="T2">WoGG Anlage 1 (zu §19 (1))</text:span></text:p>
              <text:p text:style-name="P1"><text:span text:style-name="T2">- zuletzt geändert durch BGBl Nr.38 vom 08.10.2015, S.1617</text:span></text:p>
              <text:p text:style-name="P1"><text:span text:style-name="T3"/></text:p>
            </office:annotation>
            <text:p>8.30E-05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table:style-name="ce6" table:formula="of:=[.AH3]" office:value-type="float" office:value="1446.66666666667" calcext:value-type="float">
            <text:p>1446.7</text:p>
          </table:table-cell>
          <table:table-cell table:formula="of:=MIN(MAX([.F3];[.AM3]);[.AL3])" office:value-type="float" office:value="563" calcext:value-type="float">
            <text:p>563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4" table:formula="of:=1.15*([.AO4]-(([.AI4]+([.AJ4]*[.AO4])+([.AK4]*[.AN4]))*[.AN4]))" office:value-type="float" office:value="58.489817777777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ce5" table:formula="of:=([.S4]+[.T4]+[.U4]+[.V4])/12+[.O4]+[.P4]+([.M4]*[.N4])" office:value-type="float" office:value="0" calcext:value-type="float">
            <text:p>0.00</text:p>
          </table:table-cell>
          <table:table-cell table:style-name="ce5" table:formula="of:=SUM([.$AE$2:.$AE$4])" office:value-type="float" office:value="2166.66666666667" calcext:value-type="float">
            <text:p>2166.67</text:p>
          </table:table-cell>
          <table:table-cell office:value-type="float" office:value="100" calcext:value-type="float">
            <office:annotation draw:style-name="gr1" draw:text-style-name="P2" svg:width="90pt" svg:height="54pt" svg:x="1411.8pt" svg:y="25.8pt" draw:caption-point-x="252.31pt" draw:caption-point-y="15.87pt">
              <dc:creator>ES</dc:creator>
              <dc:date>2019-11-20T00:00:00</dc:date>
              <text:p text:style-name="P1"><text:span text:style-name="T1">Author:</text:span></text:p>
              <text:p text:style-name="P1"><text:span text:style-name="T2">für das arbeitende Kind</text:span></text:p>
            </office:annotation>
            <text:p>100</text:p>
          </table:table-cell>
          <table:table-cell table:style-name="ce6" table:formula="of:=MAX((1-[.AD4])*([.AF4]-[.AG4]);0)" office:value-type="float" office:value="1446.6666666666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table:style-name="ce7" office:value-type="float" office:value="0.00038" calcext:value-type="float">
            <office:annotation draw:style-name="gr1" draw:text-style-name="P2" svg:width="91.81pt" svg:height="72pt" svg:x="1505.99pt" svg:y="22.79pt" draw:caption-point-x="297.92pt" draw:caption-point-y="18.88pt">
              <dc:creator>ES</dc:creator>
              <dc:date>2019-11-20T00:00:00</dc:date>
              <text:p text:style-name="P1"><text:span text:style-name="T1">RS:</text:span></text:p>
              <text:p text:style-name="P1"><text:span text:style-name="T2">WoGG Anlage 1 (zu §19 (1))</text:span></text:p>
              <text:p text:style-name="P1"><text:span text:style-name="T2">- zuletzt geändert durch BGBl Nr.38 vom 08.10.2015, S.1617</text:span></text:p>
              <text:p text:style-name="P1"><text:span text:style-name="T3"/></text:p>
            </office:annotation>
            <text:p>3.80E-04</text:p>
          </table:table-cell>
          <table:table-cell table:style-name="ce7" office:value-type="float" office:value="0.000083" calcext:value-type="float">
            <office:annotation draw:style-name="gr1" draw:text-style-name="P2" svg:width="91.81pt" svg:height="72pt" svg:x="1546.21pt" svg:y="22.79pt" draw:caption-point-x="303.28pt" draw:caption-point-y="18.88pt">
              <dc:creator>ES</dc:creator>
              <dc:date>2019-11-20T00:00:00</dc:date>
              <text:p text:style-name="P1"><text:span text:style-name="T1">RS:</text:span></text:p>
              <text:p text:style-name="P1"><text:span text:style-name="T2">WoGG Anlage 1 (zu §19 (1))</text:span></text:p>
              <text:p text:style-name="P1"><text:span text:style-name="T2">- zuletzt geändert durch BGBl Nr.38 vom 08.10.2015, S.1617</text:span></text:p>
              <text:p text:style-name="P1"><text:span text:style-name="T3"/></text:p>
            </office:annotation>
            <text:p>8.30E-05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table:style-name="ce6" table:formula="of:=[.AH4]" office:value-type="float" office:value="1446.66666666667" calcext:value-type="float">
            <text:p>1446.7</text:p>
          </table:table-cell>
          <table:table-cell table:formula="of:=MIN(MAX([.F4];[.AM4]);[.AL4])" office:value-type="float" office:value="563" calcext:value-type="float">
            <text:p>563</text:p>
          </table:table-cell>
          <table:table-cell table:number-columns-repeated="980"/>
        </table:table-row>
        <table:table-row table:style-name="ro1"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80" calcext:value-type="float">
            <text:p>80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800" calcext:value-type="float">
            <text:p>8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013" calcext:value-type="float">
            <text:p>2013</text:p>
          </table:table-cell>
          <table:table-cell table:style-name="ce4" table:formula="of:=1.08*([.AO5]-(([.AI5]+([.AJ5]*[.AO5])+([.AK5]*[.AN5]))*[.AN5]))" office:value-type="float" office:value="194.1744" calcext:value-type="float">
            <text:p>194.17</text:p>
          </table:table-cell>
          <table:table-cell table:style-name="ce8"/>
          <table:table-cell table:style-name="ce8" office:value-type="float" office:value="0.2" calcext:value-type="float">
            <text:p>0.2</text:p>
          </table:table-cell>
          <table:table-cell table:style-name="ce9" table:formula="of:=([.S5]+[.T5]+[.U5]+[.V5])/12+[.O5]+[.P5]+([.M5]*[.N5])" office:value-type="float" office:value="933.333333333333" calcext:value-type="float">
            <text:p>933.33</text:p>
          </table:table-cell>
          <table:table-cell table:style-name="ce5" table:formula="of:=SUM([.$AE$5:.$AE$6])" office:value-type="float" office:value="933.333333333333" calcext:value-type="float">
            <text:p>933.33</text:p>
          </table:table-cell>
          <table:table-cell table:style-name="ce8" office:value-type="float" office:value="100" calcext:value-type="float">
            <office:annotation draw:style-name="gr1" draw:text-style-name="P2" svg:width="90pt" svg:height="54pt" svg:x="1411.8pt" svg:y="38.38pt" draw:caption-point-x="252.31pt" draw:caption-point-y="17.09pt">
              <dc:creator>ES</dc:creator>
              <dc:date>2019-11-20T00:00:00</dc:date>
              <text:p text:style-name="P1"><text:span text:style-name="T1">Author:</text:span></text:p>
              <text:p text:style-name="P1"><text:span text:style-name="T2">für Behinderung</text:span></text:p>
              <text:p text:style-name="P1"><text:span text:style-name="T3"/></text:p>
            </office:annotation>
            <text:p>100</text:p>
          </table:table-cell>
          <table:table-cell table:style-name="ce6" table:formula="of:=MAX((1-[.AD5])*([.AF5]-[.AG5]);0)" office:value-type="float" office:value="666.666666666667" calcext:value-type="float">
            <text:p>666.7</text:p>
          </table:table-cell>
          <table:table-cell table:style-name="ce8" office:value-type="float" office:value="0.057" calcext:value-type="float">
            <text:p>0.057</text:p>
          </table:table-cell>
          <table:table-cell table:style-name="ce8" office:value-type="float" office:value="0.0005761" calcext:value-type="float">
            <text:p>0.0005761</text:p>
          </table:table-cell>
          <table:table-cell table:style-name="ce8"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table:style-name="ce6" table:formula="of:=[.AH5]" office:value-type="float" office:value="666.666666666667" calcext:value-type="float">
            <text:p>666.7</text:p>
          </table:table-cell>
          <table:table-cell table:formula="of:=MIN(MAX([.F5];[.AM5]);[.AL5])" office:value-type="float" office:value="400" calcext:value-type="float">
            <text:p>40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80" calcext:value-type="float">
            <text:p>80</text:p>
          </table:table-cell>
          <table:table-cell table:style-name="ce15" table:formula="of:=FALSE()" office:value-type="boolean" office:boolean-value="false" calcext:value-type="boolean">
            <text:p>FALSE</text:p>
          </table:table-cell>
          <table:table-cell table:style-name="ce10" office:value-type="float" office:value="55" calcext:value-type="float">
            <text:p>55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style-name="ce4" table:formula="of:=1.08*([.AO6]-(([.AI6]+([.AJ6]*[.AO6])+([.AK6]*[.AN6]))*[.AN6]))" office:value-type="float" office:value="194.1744" calcext:value-type="float">
            <text:p>194.17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ce5" table:formula="of:=([.S6]+[.T6]+[.U6]+[.V6])/12+[.O6]+[.P6]+([.M6]*[.N6])" office:value-type="float" office:value="0" calcext:value-type="float">
            <text:p>0.00</text:p>
          </table:table-cell>
          <table:table-cell table:style-name="ce5" table:formula="of:=SUM([.$AE$5:.$AE$6])" office:value-type="float" office:value="933.333333333333" calcext:value-type="float">
            <text:p>933.33</text:p>
          </table:table-cell>
          <table:table-cell office:value-type="float" office:value="100" calcext:value-type="float">
            <text:p>100</text:p>
          </table:table-cell>
          <table:table-cell table:style-name="ce6" table:formula="of:=MAX((1-[.AD6])*([.AF6]-[.AG6]);0)" office:value-type="float" office:value="666.666666666667" calcext:value-type="float">
            <text:p>666.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1</text:p>
          </table:table-cell>
          <table:table-cell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table:style-name="ce6" table:formula="of:=[.AH6]" office:value-type="float" office:value="666.666666666667" calcext:value-type="float">
            <text:p>666.7</text:p>
          </table:table-cell>
          <table:table-cell table:formula="of:=MIN(MAX([.F6];[.AM6]);[.AL6])" office:value-type="float" office:value="400" calcext:value-type="float">
            <text:p>400</text:p>
          </table:table-cell>
          <table:table-cell table:number-columns-repeated="980"/>
        </table:table-row>
        <table:table-row table:style-name="ro1"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20" calcext:value-type="float">
            <text:p>20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80" calcext:value-type="float">
            <text:p>80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1000" calcext:value-type="float">
            <text:p>10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6000" calcext:value-type="float">
            <text:p>160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009" calcext:value-type="float">
            <text:p>2009</text:p>
          </table:table-cell>
          <table:table-cell table:style-name="ce4" table:formula="of:=1.08*([.AO7]-(([.AI7]+([.AJ7]*[.AO7])+([.AK7]*[.AN7]))*[.AN7]))" office:value-type="float" office:value="18.7845355200001" calcext:value-type="float">
            <text:p>18.78</text:p>
          </table:table-cell>
          <table:table-cell table:style-name="ce8"/>
          <table:table-cell table:style-name="ce8" office:value-type="float" office:value="0.3" calcext:value-type="float">
            <text:p>0.3</text:p>
          </table:table-cell>
          <table:table-cell table:style-name="ce9" table:formula="of:=([.S7]+[.T7]+[.U7]+[.V7])/12+[.O7]+[.P7]+([.M7]*[.N7])" office:value-type="float" office:value="1583.33333333333" calcext:value-type="float">
            <text:p>1583.33</text:p>
          </table:table-cell>
          <table:table-cell table:style-name="ce5" table:formula="of:=SUM([.$AE$7:.$AE$8])" office:value-type="float" office:value="1583.33333333333" calcext:value-type="float">
            <text:p>1583.33</text:p>
          </table:table-cell>
          <table:table-cell table:style-name="ce8" office:value-type="float" office:value="50" calcext:value-type="float">
            <office:annotation draw:style-name="gr1" draw:text-style-name="P2" svg:width="90pt" svg:height="54pt" svg:x="1411.8pt" svg:y="62.39pt" draw:caption-point-x="252.31pt" draw:caption-point-y="20.69pt">
              <dc:creator>ES</dc:creator>
              <dc:date>2019-11-20T00:00:00</dc:date>
              <text:p text:style-name="P1"><text:span text:style-name="T1">Author:</text:span></text:p>
              <text:p text:style-name="P1"><text:span text:style-name="T2">für Alleinerziehende mit 1 Kind unter 11 Jahren</text:span></text:p>
              <text:p text:style-name="P1"><text:span text:style-name="T3"/></text:p>
            </office:annotation>
            <text:p>50</text:p>
          </table:table-cell>
          <table:table-cell table:style-name="ce6" table:formula="of:=MAX((1-[.AD7])*([.AF7]-[.AG7]);0)" office:value-type="float" office:value="1073.33333333333" calcext:value-type="float">
            <text:p>1073.3</text:p>
          </table:table-cell>
          <table:table-cell table:style-name="ce8" office:value-type="float" office:value="0.057" calcext:value-type="float">
            <text:p>0.057</text:p>
          </table:table-cell>
          <table:table-cell table:style-name="ce8" office:value-type="float" office:value="0.0005761" calcext:value-type="float">
            <text:p>0.0005761</text:p>
          </table:table-cell>
          <table:table-cell table:style-name="ce8"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table:style-name="ce6" table:formula="of:=[.AH7]" office:value-type="float" office:value="1073.33333333333" calcext:value-type="float">
            <text:p>1073.3</text:p>
          </table:table-cell>
          <table:table-cell table:formula="of:=MIN(MAX([.F7];[.AM7]);[.AL7])" office:value-type="float" office:value="400" calcext:value-type="float">
            <text:p>40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table:style-name="ce4" table:formula="of:=1.08*([.AO8]-(([.AI8]+([.AJ8]*[.AO8])+([.AK8]*[.AN8]))*[.AN8]))" office:value-type="float" office:value="18.7845355200001" calcext:value-type="float">
            <text:p>18.78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ce5" table:formula="of:=([.S8]+[.T8]+[.U8]+[.V8])/12+[.O8]+[.P8]+([.M8]*[.N8])" office:value-type="float" office:value="0" calcext:value-type="float">
            <text:p>0.00</text:p>
          </table:table-cell>
          <table:table-cell table:style-name="ce5" table:formula="of:=SUM([.$AE$7:.$AE$8])" office:value-type="float" office:value="1583.33333333333" calcext:value-type="float">
            <text:p>1583.33</text:p>
          </table:table-cell>
          <table:table-cell office:value-type="float" office:value="50" calcext:value-type="float">
            <text:p>50</text:p>
          </table:table-cell>
          <table:table-cell table:style-name="ce6" table:formula="of:=MAX((1-[.AD8])*([.AF8]-[.AG8]);0)" office:value-type="float" office:value="1073.33333333333" calcext:value-type="float">
            <text:p>1073.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1</text:p>
          </table:table-cell>
          <table:table-cell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table:style-name="ce6" table:formula="of:=[.AH8]" office:value-type="float" office:value="1073.33333333333" calcext:value-type="float">
            <text:p>1073.3</text:p>
          </table:table-cell>
          <table:table-cell table:formula="of:=MIN(MAX([.F8];[.AM8]);[.AL8])" office:value-type="float" office:value="400" calcext:value-type="float">
            <text:p>400</text:p>
          </table:table-cell>
          <table:table-cell table:number-columns-repeated="980"/>
        </table:table-row>
        <table:table-row table:style-name="ro1"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22" calcext:value-type="float">
            <text:p>22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8" office:value-type="float" office:value="850" calcext:value-type="float">
            <text:p>850</text:p>
          </table:table-cell>
          <table:table-cell table:style-name="ce8" office:value-type="float" office:value="120" calcext:value-type="float">
            <text:p>120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2006" calcext:value-type="float">
            <text:p>2006</text:p>
          </table:table-cell>
          <table:table-cell table:style-name="ce4" table:formula="of:=([.AO9]-(([.AI9]+([.AJ9]*[.AO9])+([.AK9]*[.AN9]))*[.AN9]))" office:value-type="float" office:value="508.75845025" calcext:value-type="float">
            <text:p>508.76</text:p>
          </table:table-cell>
          <table:table-cell table:style-name="ce8"/>
          <table:table-cell table:style-name="ce8" office:value-type="float" office:value="0.1" calcext:value-type="float">
            <text:p>0.1</text:p>
          </table:table-cell>
          <table:table-cell table:style-name="ce9" table:formula="of:=([.S9]+[.T9]+[.U9]+[.V9])/12+[.O9]+[.P9]+([.M9]*[.N9])" office:value-type="float" office:value="0" calcext:value-type="float">
            <text:p>0.00</text:p>
          </table:table-cell>
          <table:table-cell table:style-name="ce9" table:formula="of:=SUM([.$AE$9:.$AE$13])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</text:p>
          </table:table-cell>
          <table:table-cell table:style-name="ce6" table:formula="of:=MAX((1-[.AD9])*([.AF9]-[.AG9]);0)" office:value-type="float" office:value="0" calcext:value-type="float">
            <text:p>0.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table:style-name="ce7" office:value-type="float" office:value="0.00002151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table:style-name="ce6" office:value-type="float" office:value="285" calcext:value-type="float">
            <text:p>285.0</text:p>
          </table:table-cell>
          <table:table-cell table:formula="of:=MIN(MAX([.F9];[.AM9]);[.AL9])" office:value-type="float" office:value="580" calcext:value-type="float">
            <text:p>58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4" table:formula="of:=([.AO10]-(([.AI10]+([.AJ10]*[.AO10])+([.AK10]*[.AN10]))*[.AN10]))" office:value-type="float" office:value="508.75845025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([.S10]+[.T10]+[.U10]+[.V10])/12+[.O10]+[.P10]+([.M10]*[.N10])" office:value-type="float" office:value="0" calcext:value-type="float">
            <text:p>0.00</text:p>
          </table:table-cell>
          <table:table-cell table:style-name="ce5" table:formula="of:=SUM([.$AE$9:.$AE$13]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10])*([.AF10]-[.AG10]);0)" office:value-type="float" office:value="0" calcext:value-type="float">
            <text:p>0.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table:style-name="ce7" office:value-type="float" office:value="0.00002151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table:style-name="ce6" office:value-type="float" office:value="285" calcext:value-type="float">
            <text:p>285.0</text:p>
          </table:table-cell>
          <table:table-cell table:formula="of:=MIN(MAX([.F10];[.AM10]);[.AL10])" office:value-type="float" office:value="580" calcext:value-type="float">
            <text:p>58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4" table:formula="of:=([.AO11]-(([.AI11]+([.AJ11]*[.AO11])+([.AK11]*[.AN11]))*[.AN11]))" office:value-type="float" office:value="508.75845025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([.S11]+[.T11]+[.U11]+[.V11])/12+[.O11]+[.P11]+([.M11]*[.N11])" office:value-type="float" office:value="0" calcext:value-type="float">
            <text:p>0.00</text:p>
          </table:table-cell>
          <table:table-cell table:style-name="ce5" table:formula="of:=SUM([.$AE$9:.$AE$13]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11])*([.AF11]-[.AG11]);0)" office:value-type="float" office:value="0" calcext:value-type="float">
            <text:p>0.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table:style-name="ce7" office:value-type="float" office:value="0.00002151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table:style-name="ce6" office:value-type="float" office:value="285" calcext:value-type="float">
            <text:p>285.0</text:p>
          </table:table-cell>
          <table:table-cell table:formula="of:=MIN(MAX([.F11];[.AM11]);[.AL11])" office:value-type="float" office:value="580" calcext:value-type="float">
            <text:p>58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4" table:formula="of:=([.AO12]-(([.AI12]+([.AJ12]*[.AO12])+([.AK12]*[.AN12]))*[.AN12]))" office:value-type="float" office:value="508.75845025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([.S12]+[.T12]+[.U12]+[.V12])/12+[.O12]+[.P12]+([.M12]*[.N12])" office:value-type="float" office:value="0" calcext:value-type="float">
            <text:p>0.00</text:p>
          </table:table-cell>
          <table:table-cell table:style-name="ce5" table:formula="of:=SUM([.$AE$9:.$AE$13]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12])*([.AF12]-[.AG12]);0)" office:value-type="float" office:value="0" calcext:value-type="float">
            <text:p>0.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table:style-name="ce7" office:value-type="float" office:value="0.00002151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table:style-name="ce6" office:value-type="float" office:value="285" calcext:value-type="float">
            <text:p>285.0</text:p>
          </table:table-cell>
          <table:table-cell table:formula="of:=MIN(MAX([.F12];[.AM12]);[.AL12])" office:value-type="float" office:value="580" calcext:value-type="float">
            <text:p>58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4" table:formula="of:=([.AO13]-(([.AI13]+([.AJ13]*[.AO13])+([.AK13]*[.AN13]))*[.AN13]))" office:value-type="float" office:value="508.75845025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([.S13]+[.T13]+[.U13]+[.V13])/12+[.O13]+[.P13]+([.M13]*[.N13])" office:value-type="float" office:value="0" calcext:value-type="float">
            <text:p>0.00</text:p>
          </table:table-cell>
          <table:table-cell table:style-name="ce5" table:formula="of:=SUM([.$AE$9:.$AE$13]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13])*([.AF13]-[.AG13]);0)" office:value-type="float" office:value="0" calcext:value-type="float">
            <text:p>0.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table:style-name="ce7" office:value-type="float" office:value="0.00002151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table:style-name="ce6" office:value-type="float" office:value="285" calcext:value-type="float">
            <text:p>285.0</text:p>
          </table:table-cell>
          <table:table-cell table:formula="of:=MIN(MAX([.F13];[.AM13]);[.AL13])" office:value-type="float" office:value="580" calcext:value-type="float">
            <text:p>58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style-name="ce4" table:formula="of:=([.AO14]-(([.AI14]+([.AJ14]*[.AO14])+([.AK14]*[.AN14]))*[.AN14]))*1.15" office:value-type="float" office:value="450.7799463" calcext:value-type="float">
            <text:p>450.7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([.S14]+[.T14]+[.U14]+[.V14])/12+[.O14]+[.P14]+([.M14]*[.N14])" office:value-type="float" office:value="0" calcext:value-type="float">
            <text:p>0.00</text:p>
          </table:table-cell>
          <table:table-cell table:style-name="ce5" table:formula="of:=SUM([.$AE$9:.$AE$13]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14])*([.AF14]-[.AG14]);0)" office:value-type="float" office:value="0" calcext:value-type="float">
            <text:p>0.0</text:p>
          </table:table-cell>
          <table:table-cell table:style-name="ce7" office:value-type="float" office:value="0.04" calcext:value-type="float">
            <text:p>4.00E-02</text:p>
          </table:table-cell>
          <table:table-cell table:style-name="ce7" office:value-type="float" office:value="0.00063" calcext:value-type="float">
            <text:p>6.30E-04</text:p>
          </table:table-cell>
          <table:table-cell table:style-name="ce7" office:value-type="float" office:value="0.000138" calcext:value-type="float">
            <text:p>1.38E-04</text:p>
          </table:table-cell>
          <table:table-cell office:value-type="float" office:value="482" calcext:value-type="float">
            <text:p>482</text:p>
          </table:table-cell>
          <table:table-cell office:value-type="float" office:value="48" calcext:value-type="float">
            <text:p>48</text:p>
          </table:table-cell>
          <table:table-cell table:style-name="ce6" office:value-type="float" office:value="239" calcext:value-type="float">
            <text:p>239.0</text:p>
          </table:table-cell>
          <table:table-cell table:formula="of:=MIN(MAX([.F14];[.AM14]);[.AL14])" office:value-type="float" office:value="482" calcext:value-type="float">
            <text:p>482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300" calcext:value-type="float">
            <text:p>30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table:style-name="ce5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7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6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7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6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7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6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7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6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7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6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7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6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O21]-(([.AI21]+([.AJ21]*[.AO21])+([.AK21]*[.AN21]))*[.AN21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ce5" table:formula="of:=([.S21]+[.T21]+[.U21]+[.V21])/12+[.O21]+[.P21]+([.M21]*[.N21])" office:value-type="float" office:value="3333.33333333333" calcext:value-type="float">
            <text:p>3333.33</text:p>
          </table:table-cell>
          <table:table-cell table:style-name="ce5" table:formula="of:=[.AE21]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21])*([.AF21]-[.AG21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H21]" office:value-type="float" office:value="2333.33333333333" calcext:value-type="float">
            <text:p>2333.3</text:p>
          </table:table-cell>
          <table:table-cell table:formula="of:=MIN(MAX([.F21];[.AM21]);[.AL21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O22]-(([.AI22]+([.AJ22]*[.AO22])+([.AK22]*[.AN22]))*[.AN22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22])*([.AF22]-[.AG22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H22]" office:value-type="float" office:value="2333.33333333333" calcext:value-type="float">
            <text:p>2333.3</text:p>
          </table:table-cell>
          <table:table-cell table:formula="of:=MIN(MAX([.F22];[.AM22]);[.AL22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O23]-(([.AI23]+([.AJ23]*[.AO23])+([.AK23]*[.AN23]))*[.AN23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23])*([.AF23]-[.AG23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H23]" office:value-type="float" office:value="2333.33333333333" calcext:value-type="float">
            <text:p>2333.3</text:p>
          </table:table-cell>
          <table:table-cell table:formula="of:=MIN(MAX([.F23];[.AM23]);[.AL23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O24]-(([.AI24]+([.AJ24]*[.AO24])+([.AK24]*[.AN24]))*[.AN24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24])*([.AF24]-[.AG24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H24]" office:value-type="float" office:value="2333.33333333333" calcext:value-type="float">
            <text:p>2333.3</text:p>
          </table:table-cell>
          <table:table-cell table:formula="of:=MIN(MAX([.F24];[.AM24]);[.AL24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O25]-(([.AI25]+([.AJ25]*[.AO25])+([.AK25]*[.AN25]))*[.AN25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25])*([.AF25]-[.AG25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H25]" office:value-type="float" office:value="2333.33333333333" calcext:value-type="float">
            <text:p>2333.3</text:p>
          </table:table-cell>
          <table:table-cell table:formula="of:=MIN(MAX([.F25];[.AM25]);[.AL25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O26]-(([.AI26]+([.AJ26]*[.AO26])+([.AK26]*[.AN26]))*[.AN26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26])*([.AF26]-[.AG26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H26]" office:value-type="float" office:value="2333.33333333333" calcext:value-type="float">
            <text:p>2333.3</text:p>
          </table:table-cell>
          <table:table-cell table:formula="of:=MIN(MAX([.F26];[.AM26]);[.AL26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O27]-(([.AI27]+([.AJ27]*[.AO27])+([.AK27]*[.AN27]))*[.AN27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27])*([.AF27]-[.AG27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H27]" office:value-type="float" office:value="2333.33333333333" calcext:value-type="float">
            <text:p>2333.3</text:p>
          </table:table-cell>
          <table:table-cell table:formula="of:=MIN(MAX([.F27];[.AM27]);[.AL27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O28]-(([.AI28]+([.AJ28]*[.AO28])+([.AK28]*[.AN28]))*[.AN28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28])*([.AF28]-[.AG28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H28]" office:value-type="float" office:value="2333.33333333333" calcext:value-type="float">
            <text:p>2333.3</text:p>
          </table:table-cell>
          <table:table-cell table:formula="of:=MIN(MAX([.F28];[.AM28]);[.AL28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O29]-(([.AI29]+([.AJ29]*[.AO29])+([.AK29]*[.AN29]))*[.AN29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29])*([.AF29]-[.AG29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H29]" office:value-type="float" office:value="2333.33333333333" calcext:value-type="float">
            <text:p>2333.3</text:p>
          </table:table-cell>
          <table:table-cell table:formula="of:=MIN(MAX([.F29];[.AM29]);[.AL29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O30]-(([.AI30]+([.AJ30]*[.AO30])+([.AK30]*[.AN30]))*[.AN30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30])*([.AF30]-[.AG30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H30]" office:value-type="float" office:value="2333.33333333333" calcext:value-type="float">
            <text:p>2333.3</text:p>
          </table:table-cell>
          <table:table-cell table:formula="of:=MIN(MAX([.F30];[.AM30]);[.AL30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O31]-(([.AI31]+([.AJ31]*[.AO31])+([.AK31]*[.AN31]))*[.AN31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31])*([.AF31]-[.AG31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H31]" office:value-type="float" office:value="2333.33333333333" calcext:value-type="float">
            <text:p>2333.3</text:p>
          </table:table-cell>
          <table:table-cell table:formula="of:=MIN(MAX([.F31];[.AM31]);[.AL31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O32]-(([.AI32]+([.AJ32]*[.AO32])+([.AK32]*[.AN32]))*[.AN32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32])*([.AF32]-[.AG32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H32]" office:value-type="float" office:value="2333.33333333333" calcext:value-type="float">
            <text:p>2333.3</text:p>
          </table:table-cell>
          <table:table-cell table:formula="of:=MIN(MAX([.F32];[.AM32]);[.AL32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O33]-(([.AI33]+([.AJ33]*[.AO33])+([.AK33]*[.AN33]))*[.AN33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33])*([.AF33]-[.AG33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H33]" office:value-type="float" office:value="2333.33333333333" calcext:value-type="float">
            <text:p>2333.3</text:p>
          </table:table-cell>
          <table:table-cell table:formula="of:=MIN(MAX([.F33];[.AM33]);[.AL33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300" calcext:value-type="float">
            <text:p>30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table:style-name="ce5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7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6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7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6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7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6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7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6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7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6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7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6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 table:number-rows-repeated="1048536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text>TRUE</number:text>
    </number:number-style>
    <number:number-style style:name="N122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Erklärender_20_Text_20_2" style:display-name="Erklärender Text 2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.85pt" fo:margin-bottom="36.85pt" fo:margin-left="50.4pt" fo:margin-right="50.4pt" style:print-page-order="ttb" style:first-page-number="continue" style:scale-to="100%" style:print="charts drawings objects"/>
      <style:header-style>
        <style:header-footer-properties fo:min-height="17.15pt" fo:margin-left="50.4pt" fo:margin-right="50.4pt" fo:margin-bottom="0pt"/>
      </style:header-style>
      <style:footer-style>
        <style:header-footer-properties fo:min-height="17.15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11:21:34.035686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/>
    <meta:creation-date>2006-09-16T00:00:00Z</meta:creation-date>
    <dc:date>2020-02-28T11:24:20.039166197</dc:date>
    <meta:editing-cycles>11</meta:editing-cycles>
    <meta:editing-duration>PT10M58S</meta:editing-duration>
    <meta:document-statistic meta:table-count="1" meta:cell-count="1535" meta:object-count="0"/>
    <meta:user-defined meta:name="AppVersion">15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